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true" fo:max-height="0cm" fo:min-height="21cm" fo:min-width="28.00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0.435cm" svg:height="21.001cm" svg:x="-26.217cm" svg:y="0cm">
          <draw:text-box>
            <text:p text:style-name="P1">年前的美國總統大選，佛羅里達州發生計票爭議，民主黨已經到手的總統寶座最後因500多張選票而被葬送。為預防這一鬧劇重演，民主黨總統候選人凱利正招兵買馬，組建自己的律師團隊，在全國各地監控大選。(</text:p>
            <text:p text:style-name="P1">紐約時報披露，凱利的助手們說，民主黨的競選班子正採取罕見步驟，試圖建立一個自己領導的全國性律師網路，直接監控各地的投票情況。而過去，監控大選的任務通常是由同各州民主黨委員會有關係的律師完成的</text:p>
          </draw:text-box>
        </draw:frame>
        <presentation:notes draw:style-name="dp2">
          <draw:page-thumbnail draw:style-name="gr2" draw:layer="layout" svg:width="14.849cm" svg:height="11.137cm" svg:x="3.075cm" svg:y="2.257cm" draw:page-number="1" presentation:class="page"/>
          <draw:frame presentation:style-name="pr1" draw:text-style-name="P2" draw:layer="layout" svg:width="16.8cm" svg:height="13.366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h" style:country-asian="TW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MingLiU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MingLiU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MingLiU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MingLiU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MingLiU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width="false" fo:min-height="1.485cm"/>
    </style:style>
    <style:style style:name="gr3" style:family="graphic" style:parent-style-name="standard">
      <style:graphic-properties draw:stroke="none" draw:fill="none" draw:fill-color="#ffffff" draw:textarea-vertical-align="bottom" draw:auto-grow-width="false" fo:min-height="1.485cm"/>
    </style:style>
    <style:style style:name="pr1" style:family="presentation" style:parent-style-name="Default-backgroundobjects">
      <style:graphic-properties draw:stroke="none" draw:fill="none" draw:fill-color="#ffffff" draw:auto-grow-height="false" draw:auto-grow-width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draw:auto-grow-width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draw:auto-grow-width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8cm" svg:height="5.346cm" svg:x="2.211cm" svg:y="4.158cm" draw:page-number="1"/>
      <draw:page-thumbnail draw:layer="backgroundobjects" svg:width="7.128cm" svg:height="5.346cm" svg:x="11.661cm" svg:y="4.158cm"/>
      <draw:page-thumbnail draw:layer="backgroundobjects" svg:width="7.128cm" svg:height="5.346cm" svg:x="2.211cm" svg:y="12.177cm"/>
      <draw:page-thumbnail draw:layer="backgroundobjects" svg:width="7.128cm" svg:height="5.346cm" svg:x="11.661cm" svg:y="12.177cm"/>
      <draw:page-thumbnail draw:layer="backgroundobjects" svg:width="7.128cm" svg:height="5.346cm" svg:x="2.211cm" svg:y="20.196cm"/>
      <draw:page-thumbnail draw:layer="backgroundobjects" svg:width="7.128cm" svg:height="5.346cm" svg:x="11.661cm" svg:y="20.196cm"/>
      <draw:frame draw:style-name="gr1" draw:text-style-name="P1" draw:layer="backgroundobjects" svg:width="9.114cm" svg:height="1.485cm" svg:x="0cm" svg:y="0cm">
        <draw:text-box>
          <text:p/>
        </draw:text-box>
      </draw:frame>
      <draw:frame draw:style-name="gr1" draw:text-style-name="P2" draw:layer="backgroundobjects" svg:width="9.114cm" svg:height="1.485cm" svg:x="11.886cm" svg:y="0cm">
        <draw:text-box>
          <text:p/>
        </draw:text-box>
      </draw:frame>
      <draw:frame draw:style-name="gr2" draw:text-style-name="P1" draw:layer="backgroundobjects" svg:width="9.114cm" svg:height="1.485cm" svg:x="0cm" svg:y="28.215cm">
        <draw:text-box>
          <text:p/>
        </draw:text-box>
      </draw:frame>
      <draw:frame draw:style-name="gr3" draw:text-style-name="P2" draw:layer="backgroundobjects" svg:width="9.114cm" svg:height="1.485cm" svg:x="11.886cm" svg:y="28.215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2cm" svg:height="3.507cm" svg:x="1.4cm" svg:y="0.837cm" presentation:class="title" presentation:placeholder="true">
        <draw:text-box/>
      </draw:frame>
      <draw:frame presentation:style-name="Default-outline1" draw:layer="backgroundobjects" svg:width="25.2cm" svg:height="13.86cm" svg:x="1.4cm" svg:y="4.914cm" presentation:class="outline" presentation:placeholder="true">
        <draw:text-box/>
      </draw:frame>
      <draw:frame presentation:style-name="pr1" draw:text-style-name="P1" draw:layer="backgroundobjects" svg:width="6.524cm" svg:height="1.449cm" svg:x="1.4cm" svg:y="19.131cm" presentation:class="date-time">
        <draw:text-box>
          <text:p/>
        </draw:text-box>
      </draw:frame>
      <draw:frame presentation:style-name="pr1" draw:text-style-name="P4" draw:layer="backgroundobjects" svg:width="8.876cm" svg:height="1.449cm" svg:x="9.576cm" svg:y="19.131cm" presentation:class="footer">
        <draw:text-box>
          <text:p/>
        </draw:text-box>
      </draw:frame>
      <draw:frame presentation:style-name="pr1" draw:text-style-name="P2" draw:layer="backgroundobjects" svg:width="6.524cm" svg:height="1.449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9cm" svg:height="11.137cm" svg:x="3.075cm" svg:y="2.257cm" presentation:class="page"/>
        <draw:frame presentation:style-name="Default-notes" draw:layer="backgroundobjects" svg:width="16.8cm" svg:height="13.365cm" svg:x="2.1cm" svg:y="14.107cm" presentation:class="notes" presentation:placeholder="true">
          <draw:text-box/>
        </draw:frame>
        <draw:frame presentation:style-name="pr2" draw:text-style-name="P1" draw:layer="backgroundobjects" svg:width="9.114cm" svg:height="1.485cm" svg:x="0cm" svg:y="0cm" presentation:class="header">
          <draw:text-box>
            <text:p/>
          </draw:text-box>
        </draw:frame>
        <draw:frame presentation:style-name="pr2" draw:text-style-name="P2" draw:layer="backgroundobjects" svg:width="9.114cm" svg:height="1.485cm" svg:x="11.886cm" svg:y="0cm" presentation:class="date-time">
          <draw:text-box>
            <text:p/>
          </draw:text-box>
        </draw:frame>
        <draw:frame presentation:style-name="pr3" draw:text-style-name="P1" draw:layer="backgroundobjects" svg:width="9.114cm" svg:height="1.485cm" svg:x="0cm" svg:y="28.215cm" presentation:class="footer">
          <draw:text-box>
            <text:p/>
          </draw:text-box>
        </draw:frame>
        <draw:frame presentation:style-name="pr3" draw:text-style-name="P2" draw:layer="backgroundobjects" svg:width="9.114cm" svg:height="1.485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StarOffice/8_Beta$Win32 OpenOffice.org_project/680m78$Build-8875</meta:generator>
    <meta:creation-date>2004-08-30T16:37:40</meta:creation-date>
    <dc:date>2004-08-30T16:39:41</dc:date>
    <dc:language>en-US</dc:language>
    <meta:editing-cycles>3</meta:editing-cycles>
    <meta:editing-duration>PT2M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